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Roman10" svg:font-family="LMRoman10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Roman10" style:font-name-complex="LMRoman10"/>
    </style:style>
    <style:style style:name="P2" style:family="paragraph" style:parent-style-name="Table_20_Contents">
      <style:paragraph-properties fo:text-align="center" style:justify-single-word="false"/>
      <style:text-properties style:font-name="LMRoman10" style:font-name-complex="LMRoman10"/>
    </style:style>
    <style:style style:name="P3" style:family="paragraph" style:parent-style-name="Table_20_Contents">
      <style:paragraph-properties fo:text-align="center" style:justify-single-word="false"/>
      <style:text-properties style:font-name="LMRoman10" fo:font-weight="bold" style:font-weight-asian="bold" style:font-name-complex="LMRoman10" style:font-weight-complex="bold"/>
    </style:style>
    <style:style style:name="T1" style:family="text">
      <style:text-properties style:font-name="LMRoman10" style:font-name-complex="LMRoman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อัลกอริทึ่มที่ใช้ </text:h>
      <text:p text:style-name="Standard"><text:span text:style-name="T1">ชื่อ Naive Bayes Classifie อ้างอิงเนื้อหาจากบล็อกที่ผมเขียนไว้ที่นี่นะครับ </text:span><text:a xlink:type="simple" xlink:href="http://thaiml.org/?p=161"><text:span text:style-name="T1">http://thaiml.org/?p=161</text:span></text:a><text:span text:style-name="T1"> ลองทำความเข้าใจดู</text:span></text:p>
      <text:h text:style-name="Heading_20_1" text:outline-level="1">ทำไมถึงใช้ Naive Bayes?</text:h>
      <text:p text:style-name="P1">เนื่องจากค่า feature แต่ละค่าไม่ขึ้นต่อกัน (independent) ซึ่งสอดคล้องกับสมมุติฐานของ Naive Bayes ที่ว่า เมื่อเรารู้ว่าข้อมูลนั้นๆ อยู่ในคลาสอะไรแล้ว ค่า feature แต่ละค่าของข้อมูลนั้นๆ จะไม่ขึ้นต่อกัน</text:p>
      <text:p text:style-name="P1"/>
      <text:p text:style-name="P1">ค่า feature ในที่นี้หมายถึงค่า attribute แต่ละค่า เช่น ค่า missing ค่า overjet ค่า overbite และอื่นๆ</text:p>
      <text:p text:style-name="P1">คลาสในที่นี้แบ่งออกเป็น 2 คลาส คือ 1. คลาสของผู้ป่วยที่ควรจะจัดฟัน 2. คลาสของผู้ป่วยที่ไม่จำเป็นต้องจัดฟัน</text:p>
      <text:h text:style-name="Heading_20_1" text:outline-level="1">ข้อมูลที่ใช้ (pirot)</text:h>
      <text:p text:style-name="P1">มี 13 features</text:p>
      <text:p text:style-name="P1">มี 2 คลาส คือ 1. คลาสของผู้ป่วยที่ควรจะจัดฟัน (Yes) 2. คลาสของผู้ป่วยที่ไม่จำเป็นต้องจัดฟัน (No)</text:p>
      <text:p text:style-name="P1">คลาส Yes มีจำนวนข้อมูล 20 ข้อมูล</text:p>
      <text:p text:style-name="P1">คลาส No มีจำนวนข้อมูล 15 ข้อมูล</text:p>
      <text:p text:style-name="P1">รวมทั้งหมดมี 35 ข้อมูล</text:p>
      <text:h text:style-name="Heading_20_1" text:outline-level="1">ขั้นตอนการเตรียมความพร้อมของข้อมูล</text:h>
      <text:h text:style-name="Heading_20_2" text:outline-level="2">จัดการกับ missing value อย่างไร?</text:h>
      <text:p text:style-name="P1">เลือกค่าที่เกิดขึ้นบ่อยที่สุดในคลาสนั้นๆ เอาไปใส่แทน โดยมีสมมุติฐานว่า ความน่าจะเป็นของค่าที่หายไป</text:p>
      <text:h text:style-name="Heading_20_2" text:outline-level="2">แปลงข้อมูล continuous เป็น discrete</text:h>
      <text:p text:style-name="P1">เนื่องจากข้อมูลเป็น continuous เพื่อให้อัลกอรึทึ่มที่ใช้ไม่ซับซ้อนจนเกินไป จึงได้มีการแบ่งช่วงของข้อมูล และแปลงข้อมูลทุก feature ให้เป็น discrete โดยมีสูตรการแปลงดังนี้</text:p>
      <text:p text:style-name="P1"/>
      <text:p text:style-name="P1"><draw:frame draw:style-name="fr1" draw:name="Object1" text:anchor-type="as-char" svg:y="-0.2602in" svg:width="6.9201in" svg:height="0.42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ค่าข้อมูลที่เป็น Y หรือ N จะแปลงเป็น 1.0 และ 0.0 ตามลำดับ การเลือกจำนวนช่วงของข้อมูล จะเลือกตามความเหมาะสมของข้อมูลนั้นๆ เป็นค่าที่กำหนดเองตาม domain knowledge</text:p>
      <text:h text:style-name="Heading_20_1" text:outline-level="1"><text:soft-page-break/>การทดลอง</text:h>
      <text:p text:style-name="P1">แบ่งออกเป็น 5 ครั้ง เพื่อหาค่าเฉลี่ยของตัววัดผลการทดลอง โดยแต่ละครั้งจะสุ่มเลือกข้อมูลมาสอนระบบ 80% และเอาไว้ทดสอบ 20% จากข้อมูล 35 ข้อมูล ดังนั้นจะได้ ข้อมูลที่จะนำไปสอนระบบจำนวน 28 ข้อมูล และที่จะนำไปทดสอบอีก 7 ข้อมูล</text:p>
      <text:p text:style-name="P1"/>
      <text:p text:style-name="P1">โดยจะเลือกข้อมูลจากคลาสที่ควรจะจัดฟันจำนวน 16 ข้อมูล และจากคลาสที่ไม่ต้องจัดฟันจำนวน 12 ข้อมูล นำไปสอนระบบ ข้อมูลที่เหลือจากคลาสที่ควรจะจัดฟันจำนวน 4 ข้อมูล และจากคลาสที่ไม่ต้องจัดฟันจำนวน 3 ข้อมูล นำไปทดสอบระบบ</text:p>
      <text:p text:style-name="P1"/>
      <text:p text:style-name="Standard"><text:span text:style-name="T1">การทดลองจะวัดผลจากค่า Precision และ Recall (</text:span><text:a xlink:type="simple" xlink:href="http://en.wikipedia.org/wiki/Precision_and_recall"><text:span text:style-name="T1">http://en.wikipedia.org/wiki/Precision_and_recall</text:span></text:a><text:span text:style-name="T1">) และค่าความแม่นยำ Accuracy ซึ่งจะได้ตามนี้</text:span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Precision</text:p>
          </table:table-cell>
          <table:table-cell table:style-name="Table1.A1" office:value-type="string">
            <text:p text:style-name="P3">Recall</text:p>
          </table:table-cell>
          <table:table-cell table:style-name="Table1.D1" office:value-type="string">
            <text:p text:style-name="P3">Accuracy</text:p>
          </table:table-cell>
        </table:table-row>
        <table:table-row>
          <table:table-cell table:style-name="Table1.A2" office:value-type="string">
            <text:p text:style-name="P3">Naive Bayes Classifier</text:p>
          </table:table-cell>
          <table:table-cell table:style-name="Table1.A2" office:value-type="string">
            <text:p text:style-name="P2">0.96</text:p>
          </table:table-cell>
          <table:table-cell table:style-name="Table1.A2" office:value-type="string">
            <text:p text:style-name="P2">0.9</text:p>
          </table:table-cell>
          <table:table-cell table:style-name="Table1.D2" office:value-type="string">
            <text:p text:style-name="P2">0.9142858</text:p>
          </table:table-cell>
        </table:table-row>
      </table:table>
      <text:p text:style-name="P1"/>
      <text:p text:style-name="P1">สามารถคิดเป็น % ก็ได้ครับ จะได้ดังนี้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Precision</text:p>
          </table:table-cell>
          <table:table-cell table:style-name="Table2.A1" office:value-type="string">
            <text:p text:style-name="P3">Recall</text:p>
          </table:table-cell>
          <table:table-cell table:style-name="Table2.D1" office:value-type="string">
            <text:p text:style-name="P3">Accuracy</text:p>
          </table:table-cell>
        </table:table-row>
        <table:table-row>
          <table:table-cell table:style-name="Table2.A2" office:value-type="string">
            <text:p text:style-name="P3">Naive Bayes Classifier</text:p>
          </table:table-cell>
          <table:table-cell table:style-name="Table2.A2" office:value-type="string">
            <text:p text:style-name="P2">96%</text:p>
          </table:table-cell>
          <table:table-cell table:style-name="Table2.A2" office:value-type="string">
            <text:p text:style-name="P2">90%</text:p>
          </table:table-cell>
          <table:table-cell table:style-name="Table2.D2" office:value-type="string">
            <text:p text:style-name="P2">91.43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MRoman10" svg:font-family="LMRoman10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 Ouivirach</meta:initial-creator>
    <meta:creation-date>2013-02-07T19:46:48</meta:creation-date>
    <meta:generator>LibreOffice/3.5$Linux_x86 LibreOffice_project/350m1$Build-2</meta:generator>
    <dc:date>2013-02-08T14:45:22</dc:date>
    <dc:creator>Kan Ouivirach</dc:creator>
    <meta:editing-duration>PT57M52S</meta:editing-duration>
    <meta:editing-cycles>33</meta:editing-cycles>
    <meta:document-statistic meta:table-count="2" meta:image-count="0" meta:object-count="1" meta:page-count="2" meta:paragraph-count="38" meta:word-count="1178" meta:character-count="1680" meta:non-whitespace-character-count="1561"/>
  </office:meta>
</office:document-meta>
</file>

<file path=Object 1/content.xml><?xml version="1.0" encoding="utf-8"?>
<math xmlns="http://www.w3.org/1998/Math/MathML">
  <semantics>
    <mrow>
      <mi mathvariant="italic">ค่า</mi>
      <mi mathvariant="italic">discrete</mi>
      <mrow>
        <mi mathvariant="italic">ที่ได้</mi>
        <mo stretchy="false">=</mo>
        <mfrac>
          <mrow>
            <mrow>
              <mo stretchy="false">(</mo>
              <mrow>
                <mrow>
                  <mo stretchy="false">(</mo>
                  <mrow>
                    <mi mathvariant="italic">ค่า</mi>
                    <mi mathvariant="italic">feature</mi>
                    <mi mathvariant="italic">ในขณะนั้น</mi>
                    <mi>–</mi>
                    <mi mathvariant="italic">ค่าต่ำสุดของ</mi>
                    <mi mathvariant="italic">feature</mi>
                    <mi mathvariant="italic">นั้น</mi>
                  </mrow>
                  <mo stretchy="false">)</mo>
                </mrow>
                <mi>x</mi>
                <mi mathvariant="italic">จำนวนช่วงของข้อมูลที่ต้องการ</mi>
              </mrow>
              <mo stretchy="false">)</mo>
            </mrow>
          </mrow>
          <mrow>
            <mrow>
              <mo stretchy="false">(</mo>
              <mrow>
                <mi mathvariant="italic">ค่าสูงสุดของ</mi>
                <mi mathvariant="italic">feature</mi>
                <mi mathvariant="italic">นั้น</mi>
                <mi>–</mi>
                <mi mathvariant="italic">ค่าต่ำสุดของ</mi>
                <mi mathvariant="italic">feature</mi>
                <mi mathvariant="italic">นั้น</mi>
              </mrow>
              <mo stretchy="false">)</mo>
            </mrow>
          </mrow>
        </mfrac>
      </mrow>
    </mrow>
    <annotation encoding="StarMath 5.0">ค่า discrete ที่ได้ = {((ค่า feature ในขณะนั้น – ค่าต่ำสุดของ feature นั้น) x จำนวนช่วงของข้อมูลที่ต้องการ)} over {(ค่าสูงสุดของ feature นั้น – ค่าต่ำสุดของ feature นั้น)}</annotation>
  </semantics>
</math>
</file>